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hubarb and Apple Crumble</text:p>
      <text:p text:style-name="P2"/>
      <text:p text:style-name="P2">Butter for greasing</text:p>
      <text:p text:style-name="P2">1 lb. fresh rhubarb, cut into ½-inch pieces, </text:p>
      <text:p text:style-name="P2"><text:s text:c="8"/>or frozen rhubarb pieces</text:p>
      <text:p text:style-name="P2">4 <text:s text:c="5"/>granny smith apples, peeled, cored,</text:p>
      <text:p text:style-name="P2"><text:s text:c="8"/>and cut into ½-inch pieces</text:p>
      <text:p text:style-name="P2">¾ <text:s text:c="4"/>cup (185 g) granulated sugar</text:p>
      <text:p text:style-name="P2">2 <text:s text:c="5"/>tablespoons chopped crystallized ginger</text:p>
      <text:p text:style-name="P2">1 <text:s text:c="5"/>tablespoons cornstarch</text:p>
      <text:p text:style-name="P2"/>
      <text:p text:style-name="P4">For the topping</text:p>
      <text:p text:style-name="P2">1 <text:s text:c="5"/>cup (155 g) all-purpose flour</text:p>
      <text:p text:style-name="P2">¾ <text:s text:c="4"/>cup (185 g) firmly packed dark brown sugar</text:p>
      <text:p text:style-name="P2">Pinch of salt</text:p>
      <text:p text:style-name="P2">½ <text:s text:c="4"/>cup (125 g) cold unsalted butter,</text:p>
      <text:p text:style-name="P2"><text:s text:c="8"/>cut into cubes </text:p>
      <text:p text:style-name="P2">½ <text:s text:c="4"/>cup (45 g) rolled oats</text:p>
      <text:p text:style-name="P1"/>
      <text:p text:style-name="P2">Preheat oven to 375 degrees F. <text:s/>Butter a 2-quart gratin dish.</text:p>
      <text:p text:style-name="P2"/>
      <text:p text:style-name="P2">Combine rhubarb, apples, granulated sugar, ginger and cornstarch</text:p>
      <text:p text:style-name="P2">in the prepared dish and toss together.</text:p>
      <text:p text:style-name="P2"/>
      <text:p text:style-name="P2">To make the topping, in a bowl, conbint the flour, brownsugar, and salt. <text:s/>Add the butter and, using your fingertips, rub the ingredients together until they form small clumps. <text:s/>Stir in the oats. <text:s/>Sprinkle the oat mixture evenly over the fruit.</text:p>
      <text:p text:style-name="P2"/>
      <text:p text:style-name="P2">Bake until the fruit is bubbling and the topping is golden brown and crisp, 45-50 minutes. <text:s/>Remove from the oven and serve right away.</text:p>
      <text:p text:style-name="P2">Serve with heavy cream, if des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2-28T17:41:42</meta:creation-date>
    <dc:date>2011-12-28T18:05:49</dc:date>
    <dc:creator>Robert Houk</dc:creator>
    <meta:editing-duration>PT00H05M36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22" meta:word-count="180" meta:character-count="1084"/>
  </office:meta>
</office:document-meta>
</file>